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VD_5f_Case_5f_Insert_5f_Template">
        <draw:rect draw:style-name="gr1" draw:text-style-name="P1" draw:layer="layout" svg:width="27.2cm" svg:height="18.3cm" svg:x="1.2cm" svg:y="1.4cm">
          <text:p/>
        </draw:rect>
        <draw:rect draw:style-name="gr1" draw:text-style-name="P1" draw:layer="layout" svg:width="1.4cm" svg:height="18.3cm" svg:x="14.1cm" svg:y="1.4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VD_5f_Case_5f_Insert_5f_Template" style:display-name="DVD_Case_Insert_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08:27:34.319696890</meta:creation-date>
    <meta:editing-duration>P0D</meta:editing-duration>
    <meta:editing-cycles>1</meta:editing-cycles>
    <meta:generator>LibreOffice/4.2.8.2$Linux_X86_64 LibreOffice_project/420m0$Build-2</meta:generator>
    <dc:description>This is a template for the Case Insert of standard DVD cases.

I, Joseph O'Dell, release this template into the public domain for free use by anyone for non-commercial or commerical purposes. Derivatives, improvements and other alterations of this document are encouraged.

For more details, visit: http://creativecommons.org/publicdomain/zero/1.0/

No support is given for this document - It is purely something created in my free time to benefit others.

If you do need to contact me, email ascenseur@fedoraproject.org</dc:description>
    <meta:keyword>DVD</meta:keyword>
    <meta:keyword>Case</meta:keyword>
    <meta:keyword>Insert</meta:keyword>
    <meta:keyword>Media</meta:keyword>
    <dc:subject>Private Use</dc:subject>
    <dc:title>DVD Case Insert</dc:title>
    <meta:document-statistic meta:object-count="2"/>
    <meta:user-defined meta:name="License">&lt;a href="http://creativecommons.org/publicdomain/zero/1.0/"&gt;License: Public Domain (no rights reserved)&lt;/a&gt;</meta:user-defined>
  </office:meta>
</office:document-meta>
</file>